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90000003EBBAA2231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45cm" fo:margin-left="-0.123cm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6.334cm" fo:margin-left="-0.132cm" table:align="left" style:writing-mode="lr-tb"/>
    </style:style>
    <style:style style:name="Table2.A" style:family="table-column">
      <style:table-column-properties style:column-width="8.876cm"/>
    </style:style>
    <style:style style:name="Table2.B" style:family="table-column">
      <style:table-column-properties style:column-width="7.45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3" style:family="table">
      <style:table-properties style:width="16.93cm" fo:margin-left="-0.15cm" table:align="left" style:writing-mode="lr-tb"/>
    </style:style>
    <style:style style:name="Table3.A" style:family="table-column">
      <style:table-column-properties style:column-width="16.713cm"/>
    </style:style>
    <style:style style:name="Table3.B" style:family="table-column">
      <style:table-column-properties style:column-width="0.217cm"/>
    </style:style>
    <style:style style:name="Table3.1" style:family="table-row">
      <style:table-row-properties style:min-row-height="1.633cm"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middle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le3.B2" style:family="table-cell">
      <style:table-cell-properties style:border-line-width-left="0.002cm 0.035cm 0.002cm" fo:padding="0cm" fo:border-left="0.039cm double #000000" fo:border-right="none" fo:border-top="none" fo:border-bottom="none"/>
    </style:style>
    <style:style style:name="Table4" style:family="table">
      <style:table-properties style:width="16.679cm" fo:margin-left="-0.15cm" table:align="left" style:writing-mode="lr-tb"/>
    </style:style>
    <style:style style:name="Table4.A" style:family="table-column">
      <style:table-column-properties style:column-width="16.67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style:border-line-width="0.002cm 0.035cm 0.002cm" fo:padding-left="0.123cm" fo:padding-right="0.123cm" fo:padding-top="0cm" fo:padding-bottom="0cm" fo:border="0.039cm double #000000" style:writing-mode="lr-tb"/>
    </style:style>
    <style:style style:name="Table5" style:family="table">
      <style:table-properties style:width="16.679cm" fo:margin-left="-0.15cm" table:align="left" style:writing-mode="lr-tb"/>
    </style:style>
    <style:style style:name="Table5.A" style:family="table-column">
      <style:table-column-properties style:column-width="16.679cm"/>
    </style:style>
    <style:style style:name="Table5.1" style:family="table-row">
      <style:table-row-properties style:min-row-height="2.037cm" style:keep-together="true" fo:keep-together="auto"/>
    </style:style>
    <style:style style:name="Table5.A1" style:family="table-cell">
      <style:table-cell-properties style:vertical-align="middle" style:border-line-width="0.002cm 0.035cm 0.002cm" fo:padding-left="0.123cm" fo:padding-right="0.123cm" fo:padding-top="0cm" fo:padding-bottom="0cm" fo:border="0.039cm double #000000" style:writing-mode="lr-tb"/>
    </style:style>
    <style:style style:name="Table6" style:family="table">
      <style:table-properties style:width="16.679cm" fo:margin-left="-0.15cm" table:align="left" style:writing-mode="lr-tb"/>
    </style:style>
    <style:style style:name="Table6.A" style:family="table-column">
      <style:table-column-properties style:column-width="16.679cm"/>
    </style:style>
    <style:style style:name="Table6.1" style:family="table-row">
      <style:table-row-properties style:min-row-height="2.813cm" style:keep-together="true" fo:keep-together="auto"/>
    </style:style>
    <style:style style:name="Table6.A1" style:family="table-cell">
      <style:table-cell-properties style:vertical-align="middle" style:border-line-width="0.002cm 0.035cm 0.002cm" fo:padding-left="0.123cm" fo:padding-right="0.123cm" fo:padding-top="0cm" fo:padding-bottom="0cm" fo:border="0.039cm double #000000" style:writing-mode="lr-tb"/>
    </style:style>
    <style:style style:name="Table7" style:family="table">
      <style:table-properties style:width="16.679cm" fo:margin-left="-0.15cm" table:align="left" style:writing-mode="lr-tb"/>
    </style:style>
    <style:style style:name="Table7.A" style:family="table-column">
      <style:table-column-properties style:column-width="16.679cm"/>
    </style:style>
    <style:style style:name="Table7.1" style:family="table-row">
      <style:table-row-properties style:min-row-height="1.9cm" style:keep-together="true" fo:keep-together="auto"/>
    </style:style>
    <style:style style:name="Table7.A1" style:family="table-cell">
      <style:table-cell-properties style:vertical-align="middle" style:border-line-width="0.002cm 0.035cm 0.002cm" fo:padding-left="0.123cm" fo:padding-right="0.123cm" fo:padding-top="0cm" fo:padding-bottom="0cm" fo:border="0.039cm double #000000" style:writing-mode="lr-tb"/>
    </style:style>
    <style:style style:name="Table8" style:family="table">
      <style:table-properties style:width="16.679cm" fo:margin-left="-0.15cm" table:align="left" style:writing-mode="lr-tb"/>
    </style:style>
    <style:style style:name="Table8.A" style:family="table-column">
      <style:table-column-properties style:column-width="16.679cm"/>
    </style:style>
    <style:style style:name="Table8.1" style:family="table-row">
      <style:table-row-properties style:min-row-height="3.549cm" style:keep-together="true" fo:keep-together="auto"/>
    </style:style>
    <style:style style:name="Table8.A1" style:family="table-cell">
      <style:table-cell-properties style:vertical-align="middle" style:border-line-width="0.002cm 0.035cm 0.002cm" fo:padding-left="0.123cm" fo:padding-right="0.123cm" fo:padding-top="0cm" fo:padding-bottom="0cm" fo:border="0.039cm double #000000" style:writing-mode="lr-tb"/>
    </style:style>
    <style:style style:name="Table9" style:family="table">
      <style:table-properties style:width="16.679cm" fo:margin-left="-0.15cm" table:align="left" style:writing-mode="lr-tb"/>
    </style:style>
    <style:style style:name="Table9.A" style:family="table-column">
      <style:table-column-properties style:column-width="16.679cm"/>
    </style:style>
    <style:style style:name="Table9.1" style:family="table-row">
      <style:table-row-properties style:min-row-height="5.789cm" style:keep-together="true" fo:keep-together="auto"/>
    </style:style>
    <style:style style:name="Table9.A1" style:family="table-cell">
      <style:table-cell-properties style:vertical-align="middle" style:border-line-width="0.002cm 0.035cm 0.002cm" fo:padding-left="0.123cm" fo:padding-right="0.123cm" fo:padding-top="0cm" fo:padding-bottom="0cm" fo:border="0.039cm double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999cm" style:type="center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/>
    </style:style>
    <style:style style:name="P3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9pt" fo:font-weight="bold" style:font-size-asian="9pt" style:font-weight-asian="bold" style:font-name-complex="Arial"/>
    </style:style>
    <style:style style:name="P4" style:family="paragraph" style:parent-style-name="Header">
      <style:paragraph-properties fo:line-height="150%" style:snap-to-layout-grid="false">
        <style:tab-stops/>
      </style:paragraph-properties>
      <style:text-properties style:font-name="Arial" fo:font-size="9pt" fo:font-weight="bold" style:font-size-asian="9pt" style:font-weight-asian="bold" style:font-name-complex="Arial" style:font-weight-complex="bold"/>
    </style:style>
    <style:style style:name="P5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Arial" fo:font-size="9pt" fo:font-weight="bold" style:font-size-asian="9pt" style:font-weight-asian="bold" style:font-name-complex="Arial"/>
    </style:style>
    <style:style style:name="P6" style:family="paragraph" style:parent-style-name="Header">
      <style:paragraph-properties fo:line-height="0.176cm"/>
      <style:text-properties style:font-name="Arial" fo:font-size="9pt" style:font-size-asian="9pt" style:font-name-complex="Arial"/>
    </style:style>
    <style:style style:name="P7" style:family="paragraph" style:parent-style-name="Header">
      <style:paragraph-properties>
        <style:tab-stops/>
      </style:paragraph-properties>
      <style:text-properties style:font-name="Arial" fo:font-size="5pt" style:font-size-asian="5pt" style:font-name-complex="Arial"/>
    </style:style>
    <style:style style:name="P8" style:family="paragraph" style:parent-style-name="Header">
      <style:paragraph-properties>
        <style:tab-stops/>
      </style:paragraph-properties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2" style:family="paragraph" style:parent-style-name="Standard">
      <style:text-properties style:font-name="Arial" fo:font-size="9pt" style:font-size-asian="9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14" style:family="paragraph" style:parent-style-name="Standard">
      <style:paragraph-properties fo:line-height="150%"/>
      <style:text-properties style:font-name="Arial" fo:font-size="9pt" style:font-size-asian="9pt" style:font-name-complex="Ari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9pt" style:font-size-asian="9pt" style:font-name-complex="Arial"/>
    </style:style>
    <style:style style:name="P16" style:family="paragraph" style:parent-style-name="Standard">
      <style:paragraph-properties fo:line-height="150%" style:snap-to-layout-grid="false"/>
      <style:text-properties style:font-name="Arial" fo:font-size="9pt" style:font-size-asian="9pt" style:font-name-complex="Arial"/>
    </style:style>
    <style:style style:name="P17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/>
    </style:style>
    <style:style style:name="P20" style:family="paragraph" style:parent-style-name="Standard">
      <style:text-properties style:font-name="Arial" fo:font-size="9pt" fo:font-weight="bold" style:font-size-asian="9pt" style:font-weight-asian="bold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25" style:family="paragraph" style:parent-style-name="Standard">
      <style:paragraph-properties fo:line-height="150%" style:snap-to-layout-grid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27" style:family="paragraph" style:parent-style-name="Standard">
      <style:paragraph-properties fo:line-height="0.212cm"/>
      <style:text-properties style:font-name="Arial" fo:font-size="9pt" fo:font-weight="bold" style:font-size-asian="9pt" style:font-weight-asian="bold" style:font-name-complex="Arial"/>
    </style:style>
    <style:style style:name="P28" style:family="paragraph" style:parent-style-name="Standard">
      <style:paragraph-properties>
        <style:tab-stops>
          <style:tab-stop style:position="9.502cm"/>
        </style:tab-stops>
      </style:paragraph-properties>
      <style:text-properties style:font-name="Arial" fo:font-size="9pt" fo:font-weight="bold" style:font-size-asian="9pt" style:font-weight-asian="bold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/>
    </style:style>
    <style:style style:name="P30" style:family="paragraph" style:parent-style-name="Standard">
      <style:text-properties style:font-name="Arial" fo:font-size="5pt" style:font-size-asian="5pt" style:font-name-complex="Ari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line-height="150%" fo:text-align="justify" style:justify-single-word="false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line-height="150%" fo:text-align="justify" style:justify-single-word="false" fo:padding-left="0cm" fo:padding-right="0.035cm" fo:padding-top="0.035cm" fo:padding-bottom="0.035cm" fo:border="0.018cm solid #000000"/>
    </style:style>
    <style:style style:name="P35" style:family="paragraph" style:parent-style-name="Standard">
      <style:paragraph-properties fo:line-height="150%" fo:text-align="justify" style:justify-single-word="false" fo:padding-left="0cm" fo:padding-right="0cm" fo:padding-top="0.035cm" fo:padding-bottom="0.035cm" fo:border="0.018cm solid #000000"/>
    </style:style>
    <style:style style:name="P36" style:family="paragraph" style:parent-style-name="Standard">
      <style:paragraph-properties fo:line-height="150%" fo:text-align="justify" style:justify-single-word="false" fo:padding-left="0cm" fo:padding-right="0cm" fo:padding-top="0.035cm" fo:padding-bottom="0.035cm" fo:border="0.018cm solid #000000"/>
      <style:text-properties style:font-name="Arial" fo:font-size="9pt" fo:font-weight="bold" style:font-size-asian="9pt" style:font-weight-asian="bold" style:font-name-complex="Arial"/>
    </style:style>
    <style:style style:name="P37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38" style:family="paragraph" style:parent-style-name="Standard">
      <style:text-properties style:font-name="Arial" fo:font-size="9pt" style:font-size-asian="9pt" style:font-name-complex="Arial"/>
    </style:style>
    <style:style style:name="P39" style:family="paragraph" style:parent-style-name="Standard" style:list-style-name="WW8Num1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40" style:family="paragraph" style:parent-style-name="Standard">
      <style:paragraph-properties>
        <style:tab-stops/>
      </style:paragraph-properties>
      <style:text-properties style:font-name="Arial" fo:font-size="9pt" fo:font-weight="normal" style:font-size-asian="9pt" style:font-weight-asian="normal" style:font-name-complex="Arial" style:font-weight-complex="normal"/>
    </style:style>
    <style:style style:name="P4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>
        <style:tab-stops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3" style:family="paragraph" style:parent-style-name="Heading_20_2">
      <style:text-properties fo:font-size="9pt" style:font-size-asian="9pt" style:font-name-complex="Arial"/>
    </style:style>
    <style:style style:name="P44" style:family="paragraph" style:parent-style-name="Heading_20_2">
      <style:paragraph-properties fo:text-align="center" style:justify-single-word="false"/>
      <style:text-properties fo:font-size="9pt" style:font-size-asian="9pt" style:font-name-complex="Arial"/>
    </style:style>
    <style:style style:name="P45" style:family="paragraph" style:parent-style-name="Heading_20_2">
      <style:paragraph-properties fo:text-align="center" style:justify-single-word="false" style:snap-to-layout-grid="false"/>
      <style:text-properties fo:font-size="9pt" style:font-size-asian="9pt" style:font-name-complex="Arial"/>
    </style:style>
    <style:style style:name="P46" style:family="paragraph" style:parent-style-name="Heading_20_2">
      <style:paragraph-properties fo:text-align="start" style:justify-single-word="false" style:snap-to-layout-grid="false"/>
      <style:text-properties fo:font-size="9pt" style:font-size-asian="9pt" style:font-name-complex="Arial"/>
    </style:style>
    <style:style style:name="P47" style:family="paragraph" style:parent-style-name="Heading_20_2">
      <style:paragraph-properties fo:line-height="150%" fo:padding-left="0cm" fo:padding-right="0cm" fo:padding-top="0.035cm" fo:padding-bottom="0.035cm" fo:border="0.018cm solid #000000"/>
      <style:text-properties fo:font-size="9pt" style:font-size-asian="9pt" style:font-name-complex="Arial"/>
    </style:style>
    <style:style style:name="P48" style:family="paragraph" style:parent-style-name="Heading_20_2">
      <style:paragraph-properties fo:line-height="150%" fo:padding-left="0cm" fo:padding-right="0cm" fo:padding-top="0.035cm" fo:padding-bottom="0.035cm" fo:border="0.018cm solid #000000"/>
    </style:style>
    <style:style style:name="P49" style:family="paragraph" style:parent-style-name="Heading_20_3">
      <style:text-properties fo:font-size="9pt" style:font-size-asian="9pt" style:font-name-complex="Arial"/>
    </style:style>
    <style:style style:name="P50" style:family="paragraph" style:parent-style-name="Heading_20_3">
      <style:text-properties fo:font-size="9pt" fo:font-weight="normal" style:font-size-asian="9pt" style:font-weight-asian="normal" style:font-name-complex="Arial" style:font-weight-complex="normal"/>
    </style:style>
    <style:style style:name="P51" style:family="paragraph" style:parent-style-name="Heading_20_4">
      <style:paragraph-properties fo:text-align="justify" style:justify-single-word="false"/>
    </style:style>
    <style:style style:name="P52" style:family="paragraph" style:parent-style-name="Heading_20_4">
      <style:paragraph-properties fo:text-align="justify" style:justify-single-word="false"/>
      <style:text-properties fo:font-size="9pt" style:font-size-asian="9pt"/>
    </style:style>
    <style:style style:name="P53" style:family="paragraph" style:parent-style-name="Heading_20_5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54" style:family="paragraph" style:parent-style-name="Heading_20_5">
      <style:paragraph-properties fo:text-align="start" style:justify-single-word="false"/>
      <style:text-properties style:font-name="Arial" fo:font-size="9pt" style:font-size-asian="9pt" style:font-name-complex="Arial"/>
    </style:style>
    <style:style style:name="P55" style:family="paragraph" style:parent-style-name="Heading_20_7">
      <style:text-properties fo:text-transform="uppercase" fo:font-size="9pt" style:font-size-asian="9pt" style:font-name-complex="Arial"/>
    </style:style>
    <style:style style:name="P56" style:family="paragraph" style:parent-style-name="Heading_20_8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9pt" style:font-size-asian="9pt"/>
    </style:style>
    <style:style style:name="P57" style:family="paragraph">
      <style:paragraph-properties style:writing-mode="lr-tb"/>
    </style:style>
    <style:style style:name="P58" style:family="paragraph">
      <style:paragraph-properties fo:text-align="center" style:writing-mode="lr-tb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9pt" style:font-size-asian="9pt" style:font-name-complex="Arial"/>
    </style:style>
    <style:style style:name="T4" style:family="text">
      <style:text-properties fo:font-size="9pt" fo:font-weight="normal" style:font-size-asian="9pt" style:font-weight-asian="normal"/>
    </style:style>
    <style:style style:name="T5" style:family="text">
      <style:text-properties fo:font-size="9pt" fo:font-weight="normal" style:font-size-asian="9pt" style:font-weight-asian="normal" style:font-name-complex="Arial"/>
    </style:style>
    <style:style style:name="T6" style:family="text">
      <style:text-properties fo:font-size="9pt" fo:font-weight="normal" style:font-size-asian="9pt" style:font-weight-asian="normal" style:font-name-complex="Arial" style:font-weight-complex="bold"/>
    </style:style>
    <style:style style:name="T7" style:family="text">
      <style:text-properties style:font-name="Arial" fo:font-size="9pt" fo:font-weight="bold" style:font-size-asian="9pt" style:font-weight-asian="bold" style:font-name-complex="Arial"/>
    </style:style>
    <style:style style:name="T8" style:family="text">
      <style:text-properties style:font-name="Arial" fo:font-size="9pt" fo:font-weight="bold" style:font-size-asian="9pt" style:font-weight-asian="bold" style:font-name-complex="Arial" style:font-weight-complex="bold"/>
    </style:style>
    <style:style style:name="T9" style:family="text">
      <style:text-properties style:font-name="Arial" fo:font-size="9pt" style:font-size-asian="9pt" style:font-name-complex="Arial"/>
    </style:style>
    <style:style style:name="T10" style:family="text">
      <style:text-properties style:font-name="Arial" fo:font-size="9pt" style:font-size-asian="9pt" style:font-name-complex="Ari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/>
    </style:style>
    <style:style style:name="T13" style:family="text">
      <style:text-properties style:font-name="Arial1" fo:font-size="10pt"/>
    </style:style>
    <style:style style:name="T14" style:family="text">
      <style:text-properties style:use-window-font-color="true" style:font-name="Arial" fo:font-size="15pt" fo:language="pt" fo:country="BR" fo:font-style="normal" fo:font-weight="bold" style:font-name-asian="Times New Roman" style:font-size-asian="15pt" style:font-style-asian="normal" style:font-weight-asian="bold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Times New Roman" fo:font-size="14pt" fo:language="pt" fo:country="BR" style:font-name-asian="Times New Roman" style:font-size-asian="14pt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bitmap" draw:fill-color="#ffffff" draw:fill-image-name="Bitmape_20_1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8">TERMO DE COMPROMISSO DE ESTÁGIO</text:h>
      <text:p text:style-name="P10"/>
      <text:p text:style-name="P13"/>
      <text:p text:style-name="P13">Aos 27 dias do mês agosto de 2010, na cidade de São Carlos, Estado de São Paulo, considerando a Lei Federal n° 11.788, de 25 de setembro de 2008 que regulamenta a realização de estágios, as seguintes partes celebram entre si o Termo de Compromisso de Estágio, em conformidade com as cláusulas:</text:p>
      <text:p text:style-name="P13"/>
      <text:p text:style-name="P21">CONCEDENTE</text:p>
      <text:p text:style-name="P34"><text:span text:style-name="T7">Razão Social:</text:span><text:span text:style-name="T9"> MUNICÍPIO DE SÃO CARLOS – PREFEITURA MUNICIPAL DE SÃO CARLOS</text:span></text:p>
      <text:p text:style-name="P34"><text:span text:style-name="T7">End.:</text:span><text:span text:style-name="T9"> Rua Episcopal, n° 1575<text:tab/></text:span><text:span text:style-name="T7">CEP</text:span><text:span text:style-name="T9">: 13560-570<text:tab/><text:tab/></text:span><text:span text:style-name="T7">Cidade:</text:span><text:span text:style-name="T9"> São Carlos<text:tab/></text:span><text:span text:style-name="T7">Estado:</text:span><text:span text:style-name="T9"> SP</text:span></text:p>
      <text:p text:style-name="P34"><text:span text:style-name="T7">Fone:</text:span><text:span text:style-name="T9"> (16) 3362-1428/ 3362-1400<text:tab/><text:tab/> </text:span><text:span text:style-name="T7">CNPJ:</text:span><text:span text:style-name="T9"> 45.358.249/0001-01</text:span></text:p>
      <text:p text:style-name="P34"><text:span text:style-name="T7">Representante:</text:span><text:span text:style-name="T9"> Ana Maria Carlos Ponce</text:span></text:p>
      <text:p text:style-name="P34"><text:span text:style-name="T7">Cargo</text:span><text:span text:style-name="T9">: Secretária Municipal de Administração e Gestão de Pessoal</text:span></text:p>
      <text:p text:style-name="P29"/>
      <text:h text:style-name="P43" text:outline-level="2">ESTAGIÁRIO</text:h>
      <text:h text:style-name="P47" text:outline-level="2">Nome: Francisco Matelli Matulovic</text:h>
      <text:h text:style-name="P48" text:outline-level="2"><text:span text:style-name="T3">Fone: 16 3357-2824</text:span><text:span text:style-name="T5"><text:tab/></text:span><text:span text:style-name="T3">Celular: 16 9247-0701</text:span></text:h>
      <text:p text:style-name="P35"><text:span text:style-name="T7">End: Av Ibitinga, 701</text:span><text:span text:style-name="T9"> </text:span><text:span text:style-name="T7">Bairro: Quitandinha</text:span></text:p>
      <text:p text:style-name="P35"><text:span text:style-name="T7">Cidade:</text:span><text:span text:style-name="T9"><text:tab/>Arara </text:span><text:span text:style-name="T7">Estado: SP</text:span><text:span text:style-name="T9"> </text:span><text:span text:style-name="T7">CEP: 14800-045</text:span></text:p>
      <text:p text:style-name="P35"><text:span text:style-name="T7">Matriculado no</text:span><text:span text:style-name="T9"> 8o <text:s/></text:span><text:span text:style-name="T7">período do curso de</text:span><text:span text:style-name="T9"> Administração Publica</text:span></text:p>
      <text:p text:style-name="P36">CPF: 230.495.228-36<text:tab/>RG: 43.739.105-x</text:p>
      <text:p text:style-name="P35"><text:span text:style-name="T7">e-mail</text:span><text:span text:style-name="T8">: fmatelli@gmail.com</text:span></text:p>
      <text:p text:style-name="P2"/>
      <text:p text:style-name="P3">INSTITUIÇÃO DE ENSINO</text:p>
      <text:h text:style-name="P48" text:outline-level="2"><text:span text:style-name="T3">Instituição/Unidade: </text:span><text:span text:style-name="T6">UNESP – Universidade Estadual Paulista “Júlio de Mesquita Filho”</text:span></text:h>
      <text:h text:style-name="P48" text:outline-level="2"><text:span text:style-name="T3">Fone: </text:span><text:span text:style-name="T6">(16) 3301-6200</text:span></text:h>
      <text:p text:style-name="P35"><text:span text:style-name="T7">End: </text:span><text:span text:style-name="T10">Rodovia Araraquara – Jaú, km 01</text:span><text:span text:style-name="T7"><text:tab/>Bairro: </text:span><text:span text:style-name="T9">Bairro dos Machados</text:span></text:p>
      <text:p text:style-name="P35"><text:span text:style-name="T7">Cidade: </text:span><text:span text:style-name="T10">Araraquara</text:span><text:span text:style-name="T7"><text:tab/>Estado: </text:span><text:span text:style-name="T10">SP</text:span><text:span text:style-name="T7"><text:tab/>CEP: </text:span><text:span text:style-name="T10">14.810-150 <text:tab/></text:span><text:span text:style-name="T7">CNPJ: </text:span><text:span text:style-name="T10">048.031.918/0001-24</text:span></text:p>
      <text:p text:style-name="P35"><text:span text:style-name="T7">Representante: </text:span><text:span text:style-name="T10">Prof. Dr. José Luis Bizelli</text:span><text:span text:style-name="T9"><text:tab/></text:span><text:span text:style-name="T7">Cargo</text:span><text:span text:style-name="T8">: </text:span><text:span text:style-name="T9">Diretor</text:span></text:p>
      <text:p text:style-name="P36">Professor Orientador: <text:span text:style-name="T11">Valdemir Aparecido Pires</text:span></text:p>
      <text:p text:style-name="P3"/>
      <text:h text:style-name="P51" text:outline-level="4"><text:span text:style-name="T2">Cláusula Primeira</text:span><text:span text:style-name="T4"> – </text:span><text:span text:style-name="T2">Do Objeto</text:span></text:h>
      <text:p text:style-name="P31"><text:span text:style-name="T7">1.1.</text:span><text:span text:style-name="T9"> É objeto deste a realização de estágio na Secretaria Municipal de Planejamento.</text:span></text:p>
      <text:p text:style-name="P31"><text:span text:style-name="T7">1.2.</text:span><text:span text:style-name="T9"> As atividades a serem cumpridas pelo </text:span><text:span text:style-name="T7">ESTAGIÁRIO</text:span><text:span text:style-name="T9">, em suas características fundamentais, deverão coincidir, tanto quanto possível, com o programa específico de ensino do curso por ele frequentado.</text:span></text:p>
      <text:h text:style-name="P51" text:outline-level="4"><text:span text:style-name="T2">Cláusula Segunda</text:span><text:span text:style-name="T4"> – </text:span><text:span text:style-name="T2">Das Condições do Estágio</text:span></text:h>
      <text:p text:style-name="P31"><text:span text:style-name="T7">2.1.</text:span><text:span text:style-name="T9"> Durante o período de estágio curricular, o </text:span><text:span text:style-name="T7">ESTAGIÁRIO</text:span><text:span text:style-name="T9"> sujeitar-se-á ao regulamento da </text:span><text:span text:style-name="T7">CONCEDENTE</text:span><text:span text:style-name="T9"> e pautará sua conduta técnica segundo orientações do supervisor por ela designado.</text:span></text:p>
      <text:p text:style-name="P31"><text:span text:style-name="T7">2.2.</text:span><text:span text:style-name="T9"> O </text:span><text:span text:style-name="T7">ESTAGIÁRIO</text:span><text:span text:style-name="T9"> não terá, para qualquer efeito, vínculo empregatício com a </text:span><text:span text:style-name="T7">CONCEDENTE</text:span><text:span text:style-name="T9"> do estágio.</text:span></text:p>
      <text:p text:style-name="P31"><text:span text:style-name="T7">2.3.</text:span><text:span text:style-name="T9"> O estágio, que objetiva a formação e o aperfeiçoamento técnico-profissional do </text:span><text:span text:style-name="T7">ESTAGIÁRIO</text:span><text:span text:style-name="T9"> terá duração de 4 (quatro) meses, a contar de 27/08/20010. Neste período o aluno será supervisionado pelo Sr. (a) Rosoe Francisco Donato e terá como Professor Orientador do Estágio o Sr. (a) Valdemir Aparecido Pires e desenvolverá atividades de acordo com o Plano de Atividades anexado a este Termo de Compromisso.</text:span></text:p>
      <text:p text:style-name="P31"><text:span text:style-name="T7">2.4.</text:span><text:span text:style-name="T9"> A jornada de estágio será estabelecida de comum acordo entre o </text:span><text:span text:style-name="T7">ESTAGIÁRIO</text:span><text:span text:style-name="T9"> e a </text:span><text:span text:style-name="T7">CONCEDENTE</text:span><text:span text:style-name="T9">, com o conhecimento da </text:span><text:span text:style-name="T7">INSTITUIÇÃO DE ENSINO</text:span><text:span text:style-name="T9">. Sendo que sera de no maximo 6h diarias e 30h semanais, o horario deve ser compatível com as atividades escolares.</text:span></text:p>
      <text:p text:style-name="P31"><text:span text:style-name="T7">2.5</text:span><text:span text:style-name="T9">. O </text:span><text:span text:style-name="T7">ESTAGIÁRIO</text:span><text:span text:style-name="T9"> estará segurado contra acidentes pessoais pela apólice n.º .845-4 da seguradora HSBC.</text:span></text:p>
      <text:h text:style-name="P53" text:outline-level="5">Cláusula Terceira – Da Vigência</text:h>
      <text:p text:style-name="P37"><text:span text:style-name="T1">3.1.</text:span><text:span text:style-name="T2"> É facultado à </text:span><text:span text:style-name="T1">CONCEDENTE </text:span><text:span text:style-name="T2">suspender o estágio, comunicando a decisão motivada à instituição de ensino.</text:span></text:p>
      <text:p text:style-name="P31"><text:span text:style-name="T7">3.2.</text:span><text:span text:style-name="T9"> Constituem motivos para a interrupção automática da vigência deste termo de compromisso de estágio a conclusão ou abandono do curso e o trancamento de matrícula.</text:span></text:p>
      <text:p text:style-name="P31"><text:span text:style-name="T7">3.3.</text:span><text:span text:style-name="T9"> É facultado ao </text:span><text:span text:style-name="T7">ESTAGIÁRIO</text:span><text:span text:style-name="T9"> desistir do estágio, mediante comunicação à </text:span><text:span text:style-name="T7">INSTITUIÇÃO DE ENSINO </text:span><text:span text:style-name="T9">e à </text:span><text:span text:style-name="T7">CONCEDENTE</text:span><text:span text:style-name="T9">, com antecedência mínima de 05 (cinco) dias úteis, não lhe cabendo qualquer penalidade pelo desligamento.</text:span></text:p>
      <text:h text:style-name="P52" text:outline-level="4"><text:soft-page-break/></text:h>
      <text:h text:style-name="P52" text:outline-level="4">Cláusula Quarta – Das Disposições Gerais</text:h>
      <text:p text:style-name="P31"><text:span text:style-name="T7">4.1.</text:span><text:span text:style-name="T9"> No término do estágio a </text:span><text:span text:style-name="T7">CONCEDENTE</text:span><text:span text:style-name="T9"> emitirá carta de conclusão de estágio para efeitos acadêmicos.</text:span></text:p>
      <text:p text:style-name="P21"/>
      <text:p text:style-name="P31"><text:span text:style-name="T7">4.2.</text:span><text:span text:style-name="T9"> O </text:span><text:span text:style-name="T7">ESTAGIÁRIO</text:span><text:span text:style-name="T9"> declara que está de acordo com o estabelecido no presente instrumento.</text:span></text:p>
      <text:p text:style-name="P31"><text:span text:style-name="T7">4.3.</text:span><text:span text:style-name="T9"> O não cumprimento das cláusulas e condições estabelecidas importará de pleno direito, independente de aviso ou notificação, na suspensão imediata do estágio, considerando-se também rescindido o presente termo, para todos os efeitos.</text:span></text:p>
      <text:h text:style-name="P49" text:outline-level="3">Cláusula Quinta – Do Foro</text:h>
      <text:p text:style-name="P13">Fica eleito pelas partes o Foro da Comarca de São Carlos, do Estado de São Paulo, para dirimirem-se quaisquer dúvidas ou litígios decorrentes deste instrumento, renunciando as partes a qualquer outro, por mais privilegiado que seja.</text:p>
      <text:p text:style-name="P13"/>
      <text:p text:style-name="P13">Assim por estarem justas e acordadas, as partes assinam o presente ajuste, em três vias de igual forma e teor e para os mesmos efeitos, na presença das testemunhas abaixo arroladas.</text:p>
      <text:p text:style-name="P13"/>
      <text:p text:style-name="P13"/>
      <text:p text:style-name="P13">São Carlos, ____ de _______________ de 2010.</text:p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h text:style-name="P55" text:outline-level="7">Concedente</text:h>
      <text:p text:style-name="P22">Ana Maria Carlos Ponce</text:p>
      <text:p text:style-name="P22">Secretária Municipal de Administração e Gestão de Pessoal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3">ESTAGIÁRIO</text:p>
          </table:table-cell>
          <table:table-cell table:style-name="Table1.A1" office:value-type="string">
            <text:p text:style-name="P23">INSTITUIÇÃO DE ENSINO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>(carimbo e assinatura)</text:p>
          </table:table-cell>
        </table:table-row>
      </table:table>
      <text:p text:style-name="P3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Testemunhas:</text:p>
      <text:p text:style-name="P13"/>
      <text:p text:style-name="P13"/>
      <text:p text:style-name="P13"/>
      <text:p text:style-name="P32"><text:span text:style-name="T8">Nome:</text:span><text:span text:style-name="T9"> ______________________________<text:tab/></text:span></text:p>
      <text:p text:style-name="P32"><text:span text:style-name="T8">RG:</text:span><text:span text:style-name="T9"> _______________________________</text:span></text:p>
      <text:p text:style-name="P13"/>
      <text:p text:style-name="P13"/>
      <text:p text:style-name="P13"/>
      <text:p text:style-name="P13"/>
      <text:p text:style-name="P32"><text:span text:style-name="T8">Nome:</text:span><text:span text:style-name="T9"> _____________________________</text:span></text:p>
      <text:p text:style-name="P32"><text:soft-page-break/><text:span text:style-name="T8">RG:</text:span><text:span text:style-name="T9"> ________________________________<text:tab/></text:span></text:p>
      <text:p text:style-name="P15"/>
      <text:h text:style-name="P44" text:outline-level="2">SOLICITAÇÃO DE REALIZAÇÃO ESTÁGIO</text:h>
      <text:p text:style-name="P12"/>
      <text:p text:style-name="P9">A UNESP solicita que seja concedido estágio para o(a) aluno(a) Francisco Matelli Matulovic do Curso Administração Pública, a fim de atender ao curso de Administração Pública, tendo que ser cumprida a carga horária de 240 horas de estágio. </text:p>
      <text:p text:style-name="P22"/>
      <text:p text:style-name="P22">Áreas preferenciais da Prefeitura de interess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Secretaria</text:p>
          </table:table-cell>
          <table:table-cell table:style-name="Table2.B1" office:value-type="string">
            <text:p text:style-name="P23">Setor</text:p>
          </table:table-cell>
        </table:table-row>
        <table:table-row table:style-name="Table2.1">
          <table:table-cell table:style-name="Table2.A1" office:value-type="string">
            <text:p text:style-name="P25">(1) Sec. De Planejamento e Gestão</text:p>
          </table:table-cell>
          <table:table-cell table:style-name="Table2.B1" office:value-type="string">
            <text:p text:style-name="P16">Gabinete</text:p>
          </table:table-cell>
        </table:table-row>
        <table:table-row table:style-name="Table2.1">
          <table:table-cell table:style-name="Table2.A1" office:value-type="string">
            <text:p text:style-name="P25">(2)</text:p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4">(3)</text:p>
          </table:table-cell>
          <table:table-cell table:style-name="Table2.B1" office:value-type="string">
            <text:p text:style-name="P16"/>
          </table:table-cell>
        </table:table-row>
      </table:table>
      <text:p text:style-name="P20"/>
      <text:h text:style-name="P43" text:outline-level="2">ESTAGIÁRIO</text:h>
      <text:h text:style-name="P47" text:outline-level="2">Nome: Francisco Matelli Matulovic</text:h>
      <text:h text:style-name="P48" text:outline-level="2"><text:span text:style-name="T3">Fone: 16 3357-2824</text:span><text:span text:style-name="T5"><text:tab/></text:span><text:span text:style-name="T3">Celular: 16 9247-0701</text:span></text:h>
      <text:p text:style-name="P35"><text:span text:style-name="T7">End: Av Ibitinga, 701</text:span><text:span text:style-name="T9"> </text:span><text:span text:style-name="T7">Bairro: Quitandinha</text:span></text:p>
      <text:p text:style-name="P35"><text:span text:style-name="T7">Cidade:</text:span><text:span text:style-name="T9"><text:tab/>Arara </text:span><text:span text:style-name="T7">Estado: SP</text:span><text:span text:style-name="T9"> </text:span><text:span text:style-name="T7">CEP: 14800-045</text:span></text:p>
      <text:p text:style-name="P35"><text:span text:style-name="T7">Matriculado no</text:span><text:span text:style-name="T9"> 8o <text:s/></text:span><text:span text:style-name="T7">período do curso de</text:span><text:span text:style-name="T9"> Administração Publica</text:span></text:p>
      <text:p text:style-name="P36">CPF: 230.495.228-36<text:tab/>RG: 43.739.105-x</text:p>
      <text:p text:style-name="P35"><text:span text:style-name="T7">e-mail</text:span><text:span text:style-name="T8">: fmatelli@gmail.com</text:span></text:p>
      <text:p text:style-name="P2"/>
      <text:p text:style-name="P3">INSTITUIÇÃO DE ENSINO</text:p>
      <text:h text:style-name="P48" text:outline-level="2"><text:span text:style-name="T3">Instituição/Unidade: </text:span><text:span text:style-name="T6">UNESP – Universidade Estadual Paulista “Júlio de Mesquita Filho”</text:span></text:h>
      <text:h text:style-name="P48" text:outline-level="2"><text:span text:style-name="T3">Fone: </text:span><text:span text:style-name="T6">(16) 3301-6200</text:span></text:h>
      <text:p text:style-name="P35"><text:span text:style-name="T7">End: </text:span><text:span text:style-name="T10">Rodovia Araraquara – Jaú, km 01</text:span><text:span text:style-name="T7"><text:tab/>Bairro: </text:span><text:span text:style-name="T9">Bairro dos Machados</text:span></text:p>
      <text:p text:style-name="P35"><text:span text:style-name="T7">Cidade: </text:span><text:span text:style-name="T10">Araraquara</text:span><text:span text:style-name="T7"><text:tab/>Estado: </text:span><text:span text:style-name="T10">SP</text:span><text:span text:style-name="T7"><text:tab/>CEP: </text:span><text:span text:style-name="T10">14.810-150 <text:tab/></text:span><text:span text:style-name="T7">CNPJ: </text:span><text:span text:style-name="T10">048.031.918/0001-24</text:span></text:p>
      <text:p text:style-name="P35"><text:span text:style-name="T7">Representante: </text:span><text:span text:style-name="T10">Prof. Dr. José Luis Bizelli</text:span><text:span text:style-name="T9"><text:tab/></text:span><text:span text:style-name="T7">Cargo</text:span><text:span text:style-name="T8">: </text:span><text:span text:style-name="T9">Diretor</text:span></text:p>
      <text:p text:style-name="P36">Professor Orientador: <text:span text:style-name="T11">Valdemir Aparecido Pires</text:span></text:p>
      <text:p text:style-name="P3"/>
      <text:p text:style-name="P17">São Carlos, ____ <text:s/>de _____________ de 20__.</text:p>
      <text:p text:style-name="P14"/>
      <text:p text:style-name="P14">___________________________________________</text:p>
      <text:h text:style-name="P54" text:outline-level="5">Professor Orientador</text:h>
      <text:p text:style-name="P10"/>
      <text:h text:style-name="P54" text:outline-level="5"/>
      <text:h text:style-name="P49" text:outline-level="3">Anexar, em apenas uma das vias, os seguintes documentos:</text:h>
      <text:h text:style-name="P50" text:outline-level="3">comprovante de matrícula do aluno</text:h>
      <text:list xml:id="list39178308" text:style-name="WW8Num1">
        <text:list-item>
          <text:p text:style-name="P39">histórico escolar atualizado</text:p>
        </text:list-item>
        <text:list-item>
          <text:p text:style-name="P39">Plano de Trabalho (modelo anexo)</text:p>
        </text:list-item>
        <text:list-item>
          <text:p text:style-name="P39">Xerox do CPF, RG, comprovante de residência</text:p>
        </text:list-item>
        <text:list-item>
          <text:p text:style-name="P39">Xerox do nº <text:s/>da Carteira de Trabalho</text:p>
        </text:list-item>
        <text:list-item>
          <text:p text:style-name="P39">Declaração de que o estágio é curricular obrigatório</text:p>
        </text:list-item>
      </text:list>
      <text:p text:style-name="P12"/>
      <text:p text:style-name="P12"/>
      <text:p text:style-name="P12"/>
      <text:p text:style-name="P12"/>
      <text:p text:style-name="P33"><text:span text:style-name="T9">Para o preenchimento da Prefeitura Municipal de São Carlos </text:span><text:span text:style-name="T7">(local onde o estágio será realizado)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6"/>
            <text:p text:style-name="P14">( <text:s/>) Deferido</text:p>
            <text:p text:style-name="P14">( <text:s/>) Indeferido <text:s text:c="61"/></text:p>
            <text:p text:style-name="P12"/>
            <text:p text:style-name="P17">Carimbo e assinatura do responsável pelo local de estágio</text:p>
          </table:table-cell>
          <table:covered-table-cell/>
        </table:table-row>
        <text:soft-page-break/>
        <table:table-row table:style-name="Table3.2">
          <table:table-cell table:style-name="Table3.A2" office:value-type="string">
            <text:h text:style-name="P45" text:outline-level="2">PROPOSTA DE PLANO DE TRABALHO</text:h>
          </table:table-cell>
          <table:table-cell table:style-name="Table3.B2" office:value-type="string">
            <text:p text:style-name="P18"/>
          </table:table-cell>
        </table:table-row>
      </table:table>
      <text:p text:style-name="P2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46" text:outline-level="2">IDENTIFICAÇÃO</text:h>
          </table:table-cell>
        </table:table-row>
      </table:table>
      <text:p text:style-name="P2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46" text:outline-level="2">Nome: Francisco Matelli Matulovic</text:h>
            <text:p text:style-name="P28">Curso: Administração Pública</text:p>
            <text:p text:style-name="P20">Instituição: UNESP</text:p>
            <text:p text:style-name="P5">Orientador/Supervisor: Valdemir Aparecido Pires</text:p>
            <text:p text:style-name="P6"><text:s/></text:p>
          </table:table-cell>
        </table:table-row>
      </table:table>
      <text:p text:style-name="P3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h text:style-name="P46" text:outline-level="2">1) OBJETIVOS:</text:h>
            <text:p text:style-name="P12">Analisar o portal da transparência de São Carlos</text:p>
            <text:p text:style-name="P12"/>
            <text:p text:style-name="P40"/>
            <text:p text:style-name="P6"><text:s/></text:p>
          </table:table-cell>
        </table:table-row>
      </table:table>
      <text:p text:style-name="P2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h text:style-name="P46" text:outline-level="2">2) PRINCIPAIS ATIVIDADES A SEREM DESENVOLVIDAS:</text:h>
            <text:p text:style-name="P12">Reuniões regulares com o orientador</text:p>
            <text:p text:style-name="P12">Estudos detalhados sobre o portal de transparência de São Carlos</text:p>
            <text:p text:style-name="P12"/>
            <text:p text:style-name="P12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h text:style-name="P46" text:outline-level="2">3) CRONOGRAMA DE REALIZAÇÃO:</text:h>
            <text:p text:style-name="P41"/>
            <text:p text:style-name="P42"><text:span text:style-name="T12">A jornada de atividade em estágio será compatível com as atividades escolares e não ultrapassará </text:span>6 (seis) horas diárias e 30 (trinta) horas semanais</text:p>
            <text:p text:style-name="P12"/>
          </table:table-cell>
        </table:table-row>
      </table:table>
      <text:p text:style-name="P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h text:style-name="P46" text:outline-level="2">Data: ____/____/_____</text:h>
            <text:p text:style-name="P12"/>
            <text:p text:style-name="P19">______________________________________________________</text:p>
            <text:h text:style-name="P44" text:outline-level="2">Assinatura do aluno</text:h>
            <text:p text:style-name="P11"/>
            <text:p text:style-name="P11"/>
            <text:h text:style-name="P44" text:outline-level="2">_________________________________________________</text:h>
            <text:h text:style-name="P44" text:outline-level="2">Assinatura do Professor Orientador</text:h>
            <text:h text:style-name="P44" text:outline-level="2"/>
            <text:p text:style-name="P10"/>
            <text:h text:style-name="P44" text:outline-level="2">__________________________________________________</text:h>
            <text:p text:style-name="P26">Carimbo e assinatura do responsável pelo local de estágio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e_20_1" draw:display-name="Bitmape 1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fo:keep-with-next="always"/>
      <style:text-properties style:font-name="Arial" fo:font-size="22pt" fo:font-style="italic" fo:font-weight="bold" style:font-size-asian="22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" fo:font-size="11pt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00" style:font-name="Arial" fo:font-size="11pt" fo:font-weight="bold" style:font-size-asian="11pt" style:font-weight-asian="bold" style:font-name-complex="Arial" style:font-size-complex="10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align="justify" style:justify-single-word="false" fo:text-indent="7.001cm" style:auto-text-indent="false" fo:keep-with-next="always"/>
      <style:text-properties style:font-name="Arial" fo:font-size="11pt" fo:font-weight="bold" style:font-size-asian="11pt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orphans="0" fo:widows="0" fo:text-indent="2cm" style:auto-text-indent="false" style:text-autospace="none"/>
      <style:text-properties style:font-name="Arial" fo:font-size="11pt" style:font-size-asian="11pt" style:font-name-complex="Arial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tyle="normal" fo:font-weight="bold" style:font-style-asian="normal" style:font-weight-asian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999cm" style:type="center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MP2" style:family="paragraph">
      <style:paragraph-properties style:writing-mode="lr-tb"/>
    </style:style>
    <style:style style:name="MP3" style:family="paragraph">
      <style:paragraph-properties fo:text-align="center" style:writing-mode="lr-tb"/>
    </style:style>
    <style:style style:name="MT1" style:family="text">
      <style:text-properties style:use-window-font-color="true" style:font-name="Arial" fo:font-size="15pt" fo:language="pt" fo:country="BR" fo:font-style="normal" fo:font-weight="bold" style:font-name-asian="Times New Roman" style:font-size-asian="15pt" style:font-style-asian="normal" style:font-weight-asian="bold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Times New Roman" fo:font-size="14pt" fo:language="pt" fo:country="BR" style:font-name-asian="Times New Roman" style:font-size-asian="14pt" style:font-name-complex="Times New Roman" style:font-size-complex="12pt" style:language-complex="ar" style:country-complex="SA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bitmap" draw:fill-color="#ffffff" draw:fill-image-name="Bitmape_20_1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background"/>
    </style:style>
    <style:page-layout style:name="Mpm1">
      <style:page-layout-properties fo:page-width="21.001cm" fo:page-height="29.7cm" style:num-format="1" style:print-orientation="portrait" fo:margin-top="1.251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cm" svg:y="-0.019cm" svg:width="1.182cm" svg:height="1.286cm" draw:z-index="3"><draw:image xlink:href="Pictures/10000200000000390000003EBBAA2231.png" xlink:type="simple" xlink:show="embed" xlink:actuate="onLoad"/></draw:frame><draw:g text:anchor-type="char" draw:z-index="7" draw:style-name="Mgr1"><draw:custom-shape draw:style-name="Mgr2" draw:text-style-name="MP2" svg:width="14.565cm" svg:height="1.271cm" svg:x="1.27cm" svg:y="-0.235cm"><text:p/><draw:enhanced-geometry svg:viewBox="0 0 20000 20000" draw:type="non-primitive" draw:enhanced-path="M 0 0 L 0 19977 19998 19977 19998 0 0 0 N"/></draw:custom-shape><draw:frame draw:style-name="Mgr3" draw:text-style-name="MP3" svg:width="14.563cm" svg:height="1.271cm" svg:x="1.27cm" svg:y="-0.235cm"><draw:text-box><text:p text:style-name="MP3"><text:span text:style-name="MT1">PREFEITURA MUNICIPAL DE SÃO CARLOS</text:span></text:p><text:p text:style-name="MP3"><text:span text:style-name="MT2">Secretaria Municipal de Administração e Gestão de Pessoal</text:span></text:p><text:p text:style-name="MP2"><text:span text:style-name="MT3"/></text:p></draw:text-box></draw:frame></draw:g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RMO DE COMPROMISSO DE ESTÁGIO</dc:title>
    <meta:initial-creator>raquel.rodrigues</meta:initial-creator>
    <meta:creation-date>2010-09-27T09:14:00</meta:creation-date>
    <dc:creator>Francisco Matelli</dc:creator>
    <dc:date>2010-10-06T23:29:26.88</dc:date>
    <meta:print-date>2010-10-06T19:11:58.87</meta:print-date>
    <meta:editing-cycles>8</meta:editing-cycles>
    <meta:editing-duration>PT60H55M09S</meta:editing-duration>
    <meta:generator>BrOffice.org/3.2$Win32 OpenOffice.org_project/320m18$Build-9502</meta:generator>
    <meta:printed-by>Francisco Matelli</meta:printed-by>
    <meta:document-statistic meta:table-count="9" meta:image-count="1" meta:object-count="0" meta:page-count="4" meta:paragraph-count="115" meta:word-count="995" meta:character-count="6967"/>
    <meta:user-defined meta:name="Info 1"/>
    <meta:user-defined meta:name="Info 2"/>
    <meta:user-defined meta:name="Info 3"/>
    <meta:user-defined meta:name="Info 4"/>
  </office:meta>
</office:document-meta>
</file>